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3fae6" officeooo:paragraph-rsid="0003fae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fae6" officeooo:paragraph-rsid="0003fae6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fae6" officeooo:paragraph-rsid="0003fae6" fo:background-color="#ff8000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57fa7" officeooo:paragraph-rsid="00057fa7" fo:background-color="#ff800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8735d" officeooo:paragraph-rsid="0008735d" fo:background-color="#ff8000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6985" officeooo:paragraph-rsid="000b6985" fo:background-color="#ff800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cb11" officeooo:paragraph-rsid="000bcb11" fo:background-color="#ff800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cb11" officeooo:paragraph-rsid="000bcb11" fo:background-color="#ff800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fae6" officeooo:paragraph-rsid="0003fae6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7fa7" officeooo:paragraph-rsid="00057fa7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9551" officeooo:paragraph-rsid="0006955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735d" officeooo:paragraph-rsid="0008735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2803" officeooo:paragraph-rsid="000a280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6985" officeooo:paragraph-rsid="000b6985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cab4" officeooo:paragraph-rsid="000bcab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cb11" officeooo:paragraph-rsid="000bcb11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9551" officeooo:paragraph-rsid="00069551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2803" officeooo:paragraph-rsid="000a280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6985" officeooo:paragraph-rsid="000b6985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cab4" officeooo:paragraph-rsid="000bcab4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cab4" officeooo:paragraph-rsid="000b6985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0b6985" officeooo:paragraph-rsid="000b6985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weight="bold" style:font-weight-asian="bold" style:font-weight-complex="bold"/>
    </style:style>
    <style:style style:name="T3" style:family="text">
      <style:text-properties style:font-name="Bitstream Vera Sans Mono" officeooo:rsid="000b6985"/>
    </style:style>
    <style:style style:name="T4" style:family="text">
      <style:text-properties style:font-name="Bitstream Vera Sans Mono" officeooo:rsid="000bcab4"/>
    </style:style>
    <style:style style:name="T5" style:family="text">
      <style:text-properties style:font-name="Bitstream Vera Sans Mono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Bitstream Vera Sans Mono" fo:font-size="9pt" fo:font-weight="bold" officeooo:rsid="000bcab4" style:font-size-asian="9pt" style:font-weight-asian="bold" style:font-size-complex="9pt" style:font-weight-complex="bold"/>
    </style:style>
    <style:style style:name="T7" style:family="text">
      <style:text-properties style:font-name="Bitstream Vera Sans Mono" officeooo:rsid="000bcb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pando sua nave</text:p>
      <text:p text:style-name="P1">Ambiente de dev de outro mundo</text:p>
      <text:p text:style-name="P2"><text:span text:style-name="T1"/></text:p>
      <text:list xml:id="list515911582" text:style-name="L1">
        <text:list-item>
          <text:p text:style-name="P3"><text:span text:style-name="T1">Abertura e ferramentas básicas</text:span></text:p>
        </text:list-item>
      </text:list>
      <text:p text:style-name="P9"><text:span text:style-name="T1">Ferramentas básicas, instalações e como preparar o ambiente para desenvolver.</text:span></text:p>
      <text:p text:style-name="P9"><text:span text:style-name="T1">Ferramentas Básicas:</text:span></text:p>
      <text:p text:style-name="P9"><text:span text:style-name="T1">- Computador</text:span></text:p>
      <text:p text:style-name="P9"><text:span text:style-name="T1">- Editor de texto</text:span></text:p>
      <text:p text:style-name="P9"><text:span text:style-name="T1"><text:tab/>* </text:span><text:span text:style-name="T2">Visual Studio Code</text:span></text:p>
      <text:p text:style-name="P9"><text:span text:style-name="T1"><text:tab/>* Sublime</text:span></text:p>
      <text:p text:style-name="P9"><text:span text:style-name="T1">- Navegador</text:span></text:p>
      <text:p text:style-name="P9"><text:span text:style-name="T1"><text:tab/>* </text:span><text:span text:style-name="T2">Chrome</text:span></text:p>
      <text:p text:style-name="P9"><text:span text:style-name="T1"><text:tab/>* </text:span><text:span text:style-name="T2">Edge</text:span></text:p>
      <text:p text:style-name="P9"><text:span text:style-name="T1"><text:tab/>* Firefox</text:span></text:p>
      <text:p text:style-name="P9"><text:span text:style-name="T1"><text:tab/>* Safari</text:span></text:p>
      <text:p text:style-name="P9"><text:span text:style-name="T1"/></text:p>
      <text:list xml:id="list225617239169201" text:continue-numbering="true" text:style-name="L1">
        <text:list-item>
          <text:p text:style-name="P3"><text:span text:style-name="T1">Sugetão de editor online</text:span></text:p>
        </text:list-item>
      </text:list>
      <text:p text:style-name="P9"><text:span text:style-name="T1">- codepen.io</text:span></text:p>
      <text:p text:style-name="P9"><text:span text:style-name="T1">importante fazer uma conta.</text:span></text:p>
      <text:p text:style-name="P9"><text:span text:style-name="T1">- codesandbox.io</text:span></text:p>
      <text:p text:style-name="P9"><text:span text:style-name="T1"/></text:p>
      <text:list xml:id="list225617365600343" text:continue-numbering="true" text:style-name="L1">
        <text:list-item>
          <text:p text:style-name="P4"><text:span text:style-name="T1">Windows – Instalando Edge</text:span></text:p>
        </text:list-item>
      </text:list>
      <text:p text:style-name="P10"><text:span text:style-name="T1"/></text:p>
      <text:list xml:id="list225616206089813" text:continue-numbering="true" text:style-name="L1">
        <text:list-item>
          <text:p text:style-name="P4"><text:span text:style-name="T1">Windows – Instalando VSCode</text:span></text:p>
        </text:list-item>
      </text:list>
      <text:p text:style-name="P10"><text:span text:style-name="T1"/></text:p>
      <text:list xml:id="list225616719458761" text:continue-numbering="true" text:style-name="L1">
        <text:list-item>
          <text:p text:style-name="P4"><text:span text:style-name="T1">Windows – Instalando o NodeJS</text:span></text:p>
        </text:list-item>
      </text:list>
      <text:p text:style-name="P10"><text:span text:style-name="T1"/></text:p>
      <text:list xml:id="list225617714714932" text:continue-numbering="true" text:style-name="L1">
        <text:list-item>
          <text:p text:style-name="P4"><text:span text:style-name="T1">Linux – Instalando Edge</text:span></text:p>
        </text:list-item>
      </text:list>
      <text:p text:style-name="P11"><text:span text:style-name="T1">Acessar o site:</text:span></text:p>
      <text:p text:style-name="P11"><text:a xlink:type="simple" xlink:href="https://www.debugpoint.com/2020/10/how-to-install-edge-ubuntu-linux/" text:style-name="Internet_20_link" text:visited-style-name="Visited_20_Internet_20_Link"><text:span text:style-name="T1">https://www.debugpoint.com/2020/10/how-to-install-edge-ubuntu-linux/</text:span></text:a></text:p>
      <text:p text:style-name="P11"><text:span text:style-name="T1">para seguir a instruções de instalação em sua versão de linux.</text:span></text:p>
      <text:p text:style-name="P11"><text:span text:style-name="T1"/></text:p>
      <text:p text:style-name="P11"><text:span text:style-name="T1">Debian / Ubuntu</text:span></text:p>
      <text:p text:style-name="P11"><text:span text:style-name="T1">Copiar e colar no terminal o seguinte comando:</text:span></text:p>
      <text:p text:style-name="P11"><text:span text:style-name="T1"/></text:p>
      <text:p text:style-name="P11"><text:span text:style-name="T1">curl https://packages.microsoft.com/keys/microsoft.asc | gpg --dearmor &gt; microsoft.gpg</text:span></text:p>
      <text:p text:style-name="P11"><text:span text:style-name="T1">sudo install -o root -g root -m 644 microsoft.gpg /etc/apt/trusted.gpg.d/</text:span></text:p>
      <text:p text:style-name="P11"><text:span text:style-name="T1">sudo sh -c 'echo "deb [arch=amd64] https://packages.microsoft.com/repos/edge stable main" &gt; /etc/apt/sources.list.d/microsoft-edge-dev.list'</text:span></text:p>
      <text:p text:style-name="P11"><text:span text:style-name="T1">sudo rm microsoft.gpg</text:span></text:p>
      <text:p text:style-name="P11"><text:span text:style-name="T1"/></text:p>
      <text:p text:style-name="P11"><text:span text:style-name="T1">Depois instalar usandos os seguintes comandos:</text:span></text:p>
      <text:p text:style-name="P11"><text:span text:style-name="T1"/></text:p>
      <text:p text:style-name="P17"><text:span text:style-name="T1">$ sudo apt update</text:span></text:p>
      <text:p text:style-name="P17"><text:span text:style-name="T1">$ sudo apt install microsoft-edge-dev</text:span></text:p>
      <text:p text:style-name="P11"><text:span text:style-name="T1"/></text:p>
      <text:list xml:id="list225616999642451" text:continue-numbering="true" text:style-name="L1">
        <text:list-item>
          <text:p text:style-name="P5"><text:soft-page-break/><text:span text:style-name="T1">Instalando VSCode</text:span></text:p>
        </text:list-item>
      </text:list>
      <text:p text:style-name="P12"><text:span text:style-name="T1">Acesse o site do vccode e baixe o instalador para a versão do seu linux:</text:span></text:p>
      <text:p text:style-name="P12"><text:a xlink:type="simple" xlink:href="https://code.visualstudio.com/" text:style-name="Internet_20_link" text:visited-style-name="Visited_20_Internet_20_Link"><text:span text:style-name="T1">https://code.visualstudio.com/</text:span></text:a></text:p>
      <text:p text:style-name="P12"><text:span text:style-name="T1"/></text:p>
      <text:p text:style-name="P13"><text:span text:style-name="T1">Após baixar o instalador, abra o terminal e navegue até o diretório onde se encontra o arquivo instalador do VSCode e digite os seguintes comandos:</text:span></text:p>
      <text:p text:style-name="P13"><text:span text:style-name="T1"/></text:p>
      <text:p text:style-name="P18"><text:span text:style-name="T1">$ chmod +x “nome do arquivo instalador”</text:span></text:p>
      <text:p text:style-name="P18"><text:span text:style-name="T1">$ sudo apt </text:span><text:span text:style-name="T3">install </text:span><text:span text:style-name="T1">./”nome do arquivo instalador”</text:span></text:p>
      <text:p text:style-name="P13"><text:span text:style-name="T1"/></text:p>
      <text:list xml:id="list225617519697966" text:continue-numbering="true" text:style-name="L1">
        <text:list-item>
          <text:p text:style-name="P6"><text:span text:style-name="T1">linux – Instalando o NodeJS</text:span></text:p>
        </text:list-item>
      </text:list>
      <text:p text:style-name="P14"><text:span text:style-name="T1">Abra o terminal e execute o</text:span><text:span text:style-name="T4">s</text:span><text:span text:style-name="T1"> seguinte</text:span><text:span text:style-name="T4">s</text:span><text:span text:style-name="T1"> comando</text:span><text:span text:style-name="T4">s</text:span><text:span text:style-name="T1">:</text:span></text:p>
      <text:p text:style-name="P15"><text:span text:style-name="T1"/></text:p>
      <text:p text:style-name="P15"><text:span text:style-name="T1">* Instalar o curl:</text:span></text:p>
      <text:p text:style-name="P19"><text:span text:style-name="T1">$ sudo apt install curl</text:span></text:p>
      <text:p text:style-name="P20"><text:span text:style-name="T1"/></text:p>
      <text:p text:style-name="P15"><text:span text:style-name="T1">* Baixar o nvm(gerenciador de versões do node):</text:span></text:p>
      <text:p text:style-name="P22"><text:span text:style-name="T5">$ curl -o- </text:span><text:a xlink:type="simple" xlink:href="https://raw.githubusercontent.com/nvm-sh/nvm/v0.35.3/install.sh" text:style-name="Internet_20_link" text:visited-style-name="Visited_20_Internet_20_Link"><text:span text:style-name="T5">https://raw.githubusercontent.com/nvm-sh/nvm/v0.35.3/install.sh</text:span></text:a><text:span text:style-name="T5"> </text:span><text:span text:style-name="T6">| bash</text:span></text:p>
      <text:p text:style-name="P21"><text:span text:style-name="T1"/></text:p>
      <text:p text:style-name="P15"><text:span text:style-name="T1">* Gerar um arquivo </text:span><text:span text:style-name="T7">bashrc</text:span></text:p>
      <text:p text:style-name="P20"><text:span text:style-name="T1">$ source ~/.ba</text:span><text:span text:style-name="T7">s</text:span><text:span text:style-name="T1">hrc</text:span></text:p>
      <text:p text:style-name="P20"><text:span text:style-name="T1"/></text:p>
      <text:p text:style-name="P16"><text:span text:style-name="T1">* Verificar as versões do node:</text:span></text:p>
      <text:p text:style-name="P20"><text:span text:style-name="T1">$ </text:span><text:span text:style-name="T7">nvm list-remote</text:span></text:p>
      <text:p text:style-name="P16"><text:span text:style-name="T1">A versão que aparece de cor verde é a mais estável e aconselhada a ser instalada.</text:span></text:p>
      <text:p text:style-name="P16"><text:span text:style-name="T1"/></text:p>
      <text:p text:style-name="P16"><text:span text:style-name="T1">* Instalar a versão do nodejs:</text:span></text:p>
      <text:p text:style-name="P20"><text:span text:style-name="T1">$ nvm instal</text:span><text:span text:style-name="T7">l</text:span><text:span text:style-name="T1"> “versão do nodejs”</text:span></text:p>
      <text:p text:style-name="P20"><text:span text:style-name="T1"/></text:p>
      <text:p text:style-name="P15"><text:span text:style-name="T1">* </text:span><text:span text:style-name="T7">Falar para a máquica qual versão do nodejs é para ser usada:</text:span></text:p>
      <text:p text:style-name="P20"><text:span text:style-name="T1">$ nvm use “versão do nodejs”</text:span></text:p>
      <text:p text:style-name="P20"><text:span text:style-name="T1"/></text:p>
      <text:p text:style-name="P15"><text:span text:style-name="T1">*</text:span><text:span text:style-name="T7">Para verificar qual versão foi instalada:</text:span></text:p>
      <text:p text:style-name="P20"><text:span text:style-name="T1">$ node -v</text:span></text:p>
      <text:p text:style-name="P14"><text:span text:style-name="T1"/></text:p>
      <text:list xml:id="list225615929728770" text:continue-numbering="true" text:style-name="L1">
        <text:list-item>
          <text:p text:style-name="P7"><text:span text:style-name="T1">Mac – Instalando Chrome</text:span></text:p>
        </text:list-item>
      </text:list>
      <text:p text:style-name="P8"><text:span text:style-name="T1"/></text:p>
      <text:list xml:id="list225616083183067" text:continue-numbering="true" text:style-name="L1">
        <text:list-item>
          <text:p text:style-name="P7"><text:span text:style-name="T1">Mac Instalando VSC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background-color="#ff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21:19:42.302721265</meta:creation-date>
    <dc:date>2021-04-10T22:56:15.565416688</dc:date>
    <meta:editing-duration>PT4M41S</meta:editing-duration>
    <meta:editing-cycles>1</meta:editing-cycles>
    <meta:document-statistic meta:table-count="0" meta:image-count="0" meta:object-count="0" meta:page-count="2" meta:paragraph-count="59" meta:word-count="327" meta:character-count="2128" meta:non-whitespace-character-count="1859"/>
    <meta:generator>LibreOffice/6.1.5.2$Linux_X86_64 LibreOffice_project/10$Build-2</meta:generator>
  </office:meta>
</office:document-meta>
</file>